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3c78d8" loext:opacity="100%"/>
    </style:style>
    <style:style style:name="P3" style:family="paragraph" style:parent-style-name="Standard">
      <style:paragraph-properties fo:break-before="auto" fo:break-after="auto"/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Standard">
      <style:paragraph-properties fo:break-before="auto" fo:break-after="auto"/>
      <style:text-properties fo:color="#3c78d8" loext:opacity="100%"/>
    </style:style>
    <style:style style:name="P5" style:family="paragraph" style:parent-style-name="Standard" style:master-page-name="Standard">
      <style:paragraph-properties style:page-number="1" fo:break-before="auto" fo:break-after="auto"/>
      <style:text-properties fo:font-style="italic" style:font-style-asian="italic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7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8" style:family="paragraph" style:parent-style-name="Standard">
      <style:paragraph-properties fo:margin-left="1.27cm" fo:margin-right="0cm" fo:text-indent="-0.635cm" style:auto-text-indent="false"/>
    </style:style>
    <style:style style:name="P9" style:family="paragraph" style:parent-style-name="Standard">
      <style:paragraph-properties fo:margin-left="1.27cm" fo:margin-right="0cm" fo:text-indent="-0.635cm" style:auto-text-indent="false"/>
      <style:text-properties officeooo:rsid="0015cb82" officeooo:paragraph-rsid="0015cb82"/>
    </style:style>
    <style:style style:name="P10" style:family="paragraph" style:parent-style-name="Standard">
      <style:paragraph-properties fo:margin-left="1.27cm" fo:margin-right="0cm" fo:text-indent="-0.635cm" style:auto-text-indent="false"/>
      <style:text-properties style:text-underline-style="solid" style:text-underline-width="auto" style:text-underline-color="font-color" fo:font-weight="bold" officeooo:rsid="0015cb82" officeooo:paragraph-rsid="0015cb82" style:font-weight-asian="bold" style:font-weight-complex="bold"/>
    </style:style>
    <style:style style:name="P11" style:family="paragraph">
      <loext:graphic-properties draw:fill="solid" draw:fill-color="#a0a0a0"/>
      <style:paragraph-properties fo:text-align="center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aliza los siguientes ejercicios: </text:p>
      <text:p text:style-name="P1"/>
      <text:list text:style-name="WWNum1">
        <text:list-item>
          <text:p text:style-name="P6">Pon un ejemplo de Contenido en una web dedicada a la venta online. </text:p>
        </text:list-item>
        <text:list-item>
          <text:p text:style-name="P6">Pon un ejemplo de Visual en una web que sea una red social. </text:p>
        </text:list-item>
        <text:list-item>
          <text:p text:style-name="P6">Pon un ejemplo de Tecnología en una web de intercambio de archivos. </text:p>
        </text:list-item>
        <text:list-item>
          <text:p text:style-name="P6">Pon un ejemplo de Distribución en una web de un banco. </text:p>
        </text:list-item>
        <text:list-item>
          <text:p text:style-name="P6">Pon un ejemplo de Propósito de una web cualquiera. </text:p>
        </text:list-item>
        <text:list-item>
          <text:p text:style-name="P6">Elige una aplicación web que desees y especifica su: Contenido, Visual, Tecnología, Distribución y Propósito. </text:p>
        </text:list-item>
        <text:list-item>
          <text:p text:style-name="P6">Clasifica las siguientes tecnologías dentro de la arquitectura cliente-servidor: </text:p>
          <text:list>
            <text:list-item>
              <text:p text:style-name="P7">a. Wi-Fi </text:p>
            </text:list-item>
            <text:list-item>
              <text:p text:style-name="P7">b. Navegador web </text:p>
            </text:list-item>
            <text:list-item>
              <text:p text:style-name="P7">c. Servicio </text:p>
            </text:list-item>
            <text:list-item>
              <text:p text:style-name="P7">d. TCP </text:p>
            </text:list-item>
          </text:list>
        </text:list-item>
        <text:list-item>
          <text:p text:style-name="P6">Busca 5 lenguajes de programación que se ejecuten en la parte del servidor de una arquitectura cliente-servidor. </text:p>
        </text:list-item>
        <text:list-item>
          <text:p text:style-name="P6">Busca 5 lenguajes de programación que se ejecuten en la parte del cliente de una arquitectura cliente-servidor.</text:p>
        </text:list-item>
      </text:list>
      <text:p text:style-name="P8"/>
      <text:p text:style-name="P8"/>
      <text:p text:style-name="P10">Respuestas</text:p>
      <text:p text:style-name="P8"/>
      <text:p text:style-name="P9">1. Los objetos a la venta en Amazon.</text:p>
      <text:p text:style-name="P9"/>
      <text:p text:style-name="P9">2. Los “tuits” se ven de arriba a abajo en Twitter/X.</text:p>
      <text:p text:style-name="P9"/>
      <text:p text:style-name="P9">3. Bittorrent utiliza el lenguaje Python</text:p>
      <text:p text:style-name="P9"/>
      <text:p text:style-name="P9">4. La web de un banco (BBVA) es accesible a través de Internet.</text:p>
      <text:p text:style-name="P9"/>
      <text:p text:style-name="P9">5. El propósito de Twitter es la comunicación entre personas de diferentes partes del planeta.</text:p>
      <text:p text:style-name="P9"/>
      <text:p text:style-name="P9">6. Whatsapp:</text:p>
      <text:p text:style-name="P9"><text:tab/>- Contenido: muestra los chats que tengas abiertos</text:p>
      <text:p text:style-name="P9"><text:tab/>- Visual: Arriba se encuentran las pestañas chats y estados, abajo los chats en orden de actividad más reciente a menos.</text:p>
      <text:p text:style-name="P9"><text:tab/>- Tecnología: Erlang y Java.</text:p>
      <text:p text:style-name="P9"><text:tab/>- Distribución: Se accede a través de Internet</text:p>
      <text:p text:style-name="P9"><text:tab/>- Propósito: Existe para hacer las comunicaciones de las personas lo más inmediatamente posible</text:p>
      <text:p text:style-name="P9"/>
      <text:p text:style-name="P9">7. <text:s text:c="2"/>a. Red</text:p>
      <text:p text:style-name="P9"><text:tab/>b. Client-side</text:p>
      <text:p text:style-name="P9"><text:tab/>c. Server-side</text:p>
      <text:p text:style-name="P9"><text:tab/>d. Red</text:p>
      <text:p text:style-name="P9"/>
      <text:p text:style-name="P9"><text:soft-page-break/>8. PHP, ASP, PERL, PYTHON, RUBY</text:p>
      <text:p text:style-name="P9"/>
      <text:p text:style-name="P9">9. JavaScript, HTML, CSS, REACT, ANGUL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auto" fo:break-after="auto"/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MP2" style:family="paragraph" style:parent-style-name="Standard">
      <style:paragraph-properties fo:break-before="auto" fo:break-after="auto"/>
      <style:text-properties fo:color="#3c78d8" loext:opacity="100%"/>
    </style:style>
    <style:style style:name="MP3" style:family="paragraph" style:parent-style-name="Standard">
      <style:paragraph-properties fo:break-before="auto" fo:break-after="auto"/>
    </style:style>
    <style:style style:name="MP4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1. Introducción a la Web.</text:p>
      </style:header>
      <style:footer>
        <text:p text:style-name="MP2">Desarrollo Web en Entorno Cliente<text:tab/><text:tab/><text:tab/><text:tab/><text:tab/>Profesor: Juan J. Gallego</text:p>
        <text:p text:style-name="MP3"><draw:rect text:anchor-type="as-char" style:rel-width="100%" draw:z-index="1" draw:name="Forma1" draw:style-name="Mgr1" draw:text-style-name="MP4" svg:width="0.003cm" svg:height="0.054cm"><text:p/></draw:rect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3-09-20T13:01:16.712000000</dc:date>
    <meta:editing-duration>PT20M16S</meta:editing-duration>
    <meta:editing-cycles>2</meta:editing-cycles>
    <meta:print-date>2023-09-20T13:01:06.893000000</meta:print-date>
    <meta:printed-by>Archivos PDF</meta:printed-by>
    <meta:document-statistic meta:table-count="0" meta:image-count="0" meta:object-count="0" meta:page-count="2" meta:paragraph-count="35" meta:word-count="289" meta:character-count="1685" meta:non-whitespace-character-count="1416"/>
  </office:meta>
</office:document-meta>
</file>